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300000190E489AEE9F8CB1B38.png" manifest:media-type="image/png"/>
  <manifest:file-entry manifest:full-path="Pictures/100002010000013700000190865C64774D297A2B.png" manifest:media-type="image/png"/>
  <manifest:file-entry manifest:full-path="Pictures/100002010000016C000001C2215EBC91AF272B8F.png" manifest:media-type="image/png"/>
  <manifest:file-entry manifest:full-path="Pictures/100002010000014300000190C006E2F6ED4FDD70.png" manifest:media-type="image/png"/>
  <manifest:file-entry manifest:full-path="Pictures/10000201000000FF000000E7E2E67D1ECA79FA9E.png" manifest:media-type="image/png"/>
  <manifest:file-entry manifest:full-path="Pictures/100002010000019000000190B2995BDB0D516788.png" manifest:media-type="image/png"/>
  <manifest:file-entry manifest:full-path="Pictures/1000020100000133000001C2B0D285C4255D20D7.png" manifest:media-type="image/png"/>
  <manifest:file-entry manifest:full-path="Pictures/10000201000001D900000125E1722174B1FF0C76.png" manifest:media-type="image/png"/>
  <manifest:file-entry manifest:full-path="Pictures/100000000000016900000169FC62C6C559C226D8.jpg" manifest:media-type="image/jpeg"/>
  <manifest:file-entry manifest:full-path="Pictures/1000000000000556000003000C83E5A2B2029005.png" manifest:media-type="image/png"/>
  <manifest:file-entry manifest:full-path="Pictures/1000020100000062000000337D6874B0D6496CE5.png" manifest:media-type="image/png"/>
  <manifest:file-entry manifest:full-path="Pictures/1000082F000030E300001E48C4576ABE0DB03984.svg" manifest:media-type="image/svg+xml"/>
  <manifest:file-entry manifest:full-path="Pictures/10000000000001F30000015AA29192E09536DA77.jpg" manifest:media-type="image/jpeg"/>
  <manifest:file-entry manifest:full-path="Pictures/100003C100000A2B0000027205EF9E2DDE1693A3.svg" manifest:media-type="image/svg+xml"/>
  <manifest:file-entry manifest:full-path="Pictures/10000201000002600000032054C8818F01338E21.png" manifest:media-type="image/png"/>
  <manifest:file-entry manifest:full-path="Pictures/1000020100000520000000CC8534537F79C778B2.png" manifest:media-type="image/png"/>
  <manifest:file-entry manifest:full-path="Pictures/1000020100000CEB000009B023C6BCBF6D35A188.png" manifest:media-type="image/png"/>
  <manifest:file-entry manifest:full-path="Pictures/100010580000879200001508D21A14F0A9096EB5.svg" manifest:media-type="image/svg+xml"/>
  <manifest:file-entry manifest:full-path="Pictures/10000201000000620000001877C357EAEC221634.png" manifest:media-type="image/png"/>
  <manifest:file-entry manifest:full-path="Pictures/10000201000000620000001801121565789C49D7.png" manifest:media-type="image/png"/>
  <manifest:file-entry manifest:full-path="Pictures/10000000000001C200000104F1AE1C82A61BABB9.jpg" manifest:media-type="image/jpeg"/>
  <manifest:file-entry manifest:full-path="Pictures/10000201000003200000029F5AAB7961F74C5A7D.png" manifest:media-type="image/png"/>
  <manifest:file-entry manifest:full-path="Pictures/10000201000000B4000000B4B92278CCBB39C9DA.png" manifest:media-type="image/png"/>
  <manifest:file-entry manifest:full-path="Pictures/10000201000001780000019085D9AA432099FC87.png" manifest:media-type="image/png"/>
  <manifest:file-entry manifest:full-path="Pictures/10000201000000B4000000B4C71627303A94E90B.png" manifest:media-type="image/png"/>
  <manifest:file-entry manifest:full-path="Pictures/1000041A00000A2B00000272891AD958947B9B2F.svg" manifest:media-type="image/svg+xml"/>
  <manifest:file-entry manifest:full-path="Pictures/1000076A00000A1C000005387FAD3151BD5EA416.svg" manifest:media-type="image/svg+xml"/>
  <manifest:file-entry manifest:full-path="Pictures/1000020100000196000001D6B2DB645631EE5B4A.png" manifest:media-type="image/png"/>
  <manifest:file-entry manifest:full-path="Pictures/100012BA00001A5B000017E0D9FE1626514AAF0F.svg" manifest:media-type="image/svg+xml"/>
  <manifest:file-entry manifest:full-path="Pictures/10000201000001900000019014BED0EB4DE62512.png" manifest:media-type="image/png"/>
  <manifest:file-entry manifest:full-path="Pictures/100002010000028800000281D2E36F6466D78E4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Bottom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irisWipe" smil:subtype="rectangl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4%" fo:clip="rect(0cm, 0cm, 0cm, 0cm)" draw:image-opacity="100%" style:mirror="none"/>
    </style:style>
    <style:style style:name="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387cm"/>
    </style:style>
    <style:style style:name="gr5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2.749cm" fo:min-width="12.249cm" fo:wrap-option="no-wrap"/>
    </style:style>
    <style:style style:name="gr7" style:family="graphic" style:parent-style-name="standard">
      <style:graphic-properties draw:textarea-horizontal-align="justify" draw:textarea-vertical-align="middle" draw:auto-grow-height="false" fo:min-height="3.55cm" fo:min-width="13.5cm" fo:wrap-option="no-wrap"/>
    </style:style>
    <style:style style:name="gr8" style:family="graphic" style:parent-style-name="standard">
      <style:graphic-properties draw:textarea-horizontal-align="justify" draw:textarea-vertical-align="middle" draw:auto-grow-height="false" fo:min-height="3.454cm" fo:min-width="9.316cm" fo:wrap-option="no-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7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11" style:family="graphic" style:parent-style-name="standard">
      <style:graphic-properties draw:textarea-horizontal-align="justify" draw:textarea-vertical-align="middle" draw:auto-grow-height="false" fo:min-height="4.196cm" fo:min-width="11.908cm" fo:wrap-option="no-wrap"/>
    </style:style>
    <style:style style:name="gr12" style:family="graphic" style:parent-style-name="standard">
      <style:graphic-properties draw:textarea-horizontal-align="justify" draw:textarea-vertical-align="middle" draw:auto-grow-height="false" fo:min-height="4.01cm" fo:min-width="11.538cm" fo:wrap-option="no-wrap"/>
    </style:style>
    <style:style style:name="gr13" style:family="graphic" style:parent-style-name="塗りつぶしなし線なしオブジェクト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標準_5f_1">
      <style:graphic-properties draw:textarea-horizontal-align="justify" draw:textarea-vertical-align="middle" draw:auto-grow-height="false" fo:min-height="4.196cm" fo:min-width="11.908cm" fo:wrap-option="no-wrap"/>
    </style:style>
    <style:style style:name="gr15" style:family="graphic" style:parent-style-name="塗りつぶしなし線なしオブジェクト_5f_7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標準_5f_1">
      <style:graphic-properties draw:textarea-horizontal-align="justify" draw:textarea-vertical-align="middle" draw:auto-grow-height="false" fo:min-height="2.158cm" fo:min-width="5.056cm" fo:wrap-option="no-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4cm"/>
    </style:style>
    <style:style style:name="gr18" style:family="graphic" style:parent-style-name="standard">
      <style:graphic-properties draw:textarea-horizontal-align="justify" draw:textarea-vertical-align="middle" draw:auto-grow-height="false" fo:min-height="4.196cm" fo:min-width="11.538cm" fo:wrap-option="no-wrap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782cm"/>
    </style:style>
    <style:style style:name="gr20" style:family="graphic" style:parent-style-name="塗りつぶしなし線なしオブジェクト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標準_5f_1">
      <style:graphic-properties draw:textarea-horizontal-align="justify" draw:textarea-vertical-align="middle" draw:auto-grow-height="false" fo:min-height="1.974cm" fo:min-width="5.426cm" fo:wrap-option="no-wrap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</style:style>
    <style:style style:name="gr23" style:family="graphic" style:parent-style-name="standard" style:list-style-name="L4">
      <style:graphic-properties draw:stroke="none" draw:fill="none" draw:fill-color="#3399ff" draw:auto-grow-height="false" draw:fit-to-size="shrink-to-fit" style:shrink-to-fit="true" fo:min-height="8.884cm"/>
    </style:style>
    <style:style style:name="gr24" style:family="graphic" style:parent-style-name="塗りつぶしなし線なしオブジェクト_5f_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標準_5f_1">
      <style:graphic-properties draw:stroke="none" svg:stroke-color="#000000" draw:fill="none" draw:fill-color="#ffffff" draw:auto-grow-height="true" draw:auto-grow-width="false" fo:max-height="0cm" fo:min-height="4.387cm"/>
    </style:style>
    <style:style style:name="gr26" style:family="graphic" style:parent-style-name="塗りつぶしなし線なしオブジェクト_5f_1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塗りつぶしなし線なしオブジェクト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塗りつぶしなし線なしオブジェクト_5f_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塗りつぶしなし線なしオブジェクト_5f_8">
      <style:graphic-properties draw:stroke="none" draw:fill="none" draw:textarea-vertical-align="middle" draw:color-mode="standard" draw:luminance="0%" draw:contrast="0%" draw:gamma="100%" draw:red="0%" draw:green="0%" draw:blue="4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DNA-title">
      <style:graphic-properties draw:auto-grow-height="true" fo:min-height="2.629cm"/>
    </style:style>
    <style:style style:name="pr7" style:family="presentation" style:parent-style-name="DNA-outline1">
      <style:graphic-properties fo:min-height="8.884cm"/>
    </style:style>
    <style:style style:name="pr8" style:family="presentation" style:parent-style-name="DNA-notes">
      <style:graphic-properties draw:fill-color="#ffffff" draw:auto-grow-height="true" fo:min-height="14cm"/>
    </style:style>
    <style:style style:name="pr9" style:family="presentation" style:parent-style-name="DNA-title">
      <style:graphic-properties fo:min-height="2.6cm"/>
    </style:style>
    <style:style style:name="pr10" style:family="presentation" style:parent-style-name="DNA-notes">
      <style:graphic-properties draw:fill-color="#ffffff" fo:min-height="14cm"/>
    </style:style>
    <style:style style:name="pr11" style:family="presentation" style:parent-style-name="DNA-title">
      <style:graphic-properties fo:min-height="5.18cm"/>
    </style:style>
    <style:style style:name="pr12" style:family="presentation" style:parent-style-name="Title-outline1">
      <style:graphic-properties fo:min-height="8.884cm"/>
    </style:style>
    <style:style style:name="pr13" style:family="presentation" style:parent-style-name="Title-notes">
      <style:graphic-properties draw:fill-color="#ffffff" draw:auto-grow-height="true" fo:min-height="13.364cm"/>
    </style:style>
    <style:style style:name="pr14" style:family="presentation" style:parent-style-name="DNA-title">
      <style:graphic-properties fo:min-height="9.6cm"/>
    </style:style>
    <style:style style:name="pr15" style:family="presentation" style:parent-style-name="DNA-title">
      <style:graphic-properties fo:min-height="2.821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-color="#ffffff"/>
      <style:text-properties fo:font-size="60pt" style:font-size-asian="60pt" style:font-size-complex="60pt"/>
    </style:style>
    <style:style style:name="P3" style:family="paragraph">
      <loext:graphic-properties draw:fill-color="#ffffff"/>
    </style:style>
    <style:style style:name="P4" style:family="paragraph">
      <style:text-properties fo:font-size="40pt" style:font-size-asian="40pt" style:font-size-complex="4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48pt" style:font-size-asian="48pt" style:font-size-complex="48pt"/>
    </style:style>
    <style:style style:name="P7" style:family="paragraph">
      <loext:graphic-properties draw:fill="none" draw:fill-color="#ffffff"/>
      <style:text-properties fo:font-size="26pt" style:font-size-asian="26pt" style:font-size-complex="26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32pt" style:font-size-asian="32pt" style:font-size-complex="32pt"/>
    </style:style>
    <style:style style:name="P10" style:family="paragraph">
      <style:text-properties fo:font-size="44pt" style:font-size-asian="44pt" style:font-size-complex="44pt"/>
    </style:style>
    <style:style style:name="P11" style:family="paragraph">
      <loext:graphic-properties draw:fill="none" draw:fill-color="#ffffff"/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text-properties fo:font-size="24pt" style:font-size-asian="24pt" style:font-size-complex="24pt"/>
    </style:style>
    <style:style style:name="P13" style:family="paragraph">
      <style:paragraph-properties fo:text-align="center"/>
      <style:text-properties fo:font-size="20pt" style:font-size-asian="20pt" style:font-size-complex="20pt"/>
    </style:style>
    <style:style style:name="P14" style:family="paragraph">
      <style:paragraph-properties fo:text-align="center"/>
      <style:text-properties fo:font-size="48pt" style:font-size-asian="48pt" style:font-size-complex="48pt"/>
    </style:style>
    <style:style style:name="P15" style:family="paragraph">
      <style:text-properties fo:font-size="54pt" style:font-size-asian="54pt" style:font-size-complex="54pt"/>
    </style:style>
    <style:style style:name="P16" style:family="paragraph">
      <loext:graphic-properties draw:fill-color="#ffffff"/>
      <style:text-properties style:font-size-asian="28.1000003814697pt"/>
    </style:style>
    <style:style style:name="P17" style:family="paragraph">
      <style:paragraph-properties fo:text-align="center"/>
      <style:text-properties fo:font-size="22pt" style:font-size-asian="22pt" style:font-size-complex="22pt"/>
    </style:style>
    <style:style style:name="P18" style:family="paragraph">
      <loext:graphic-properties draw:fill="none" draw:fill-color="#ffffff"/>
      <style:text-properties fo:font-size="28pt" style:font-size-asian="28pt" style:font-size-complex="28pt"/>
    </style:style>
    <style:style style:name="P19" style:family="paragraph">
      <style:paragraph-properties fo:text-align="center"/>
      <style:text-properties fo:font-size="36pt" style:font-size-asian="36pt" style:font-size-complex="36pt"/>
    </style:style>
    <style:style style:name="P20" style:family="paragraph">
      <loext:graphic-properties draw:fill="none" draw:fill-color="#ffffff"/>
      <style:text-properties fo:font-size="22pt" style:font-size-asian="22pt" style:font-size-complex="22pt"/>
    </style:style>
    <style:style style:name="P21" style:family="paragraph">
      <loext:graphic-properties draw:fill="none" draw:fill-color="#3399ff"/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ce181e" fo:font-size="44pt" fo:font-style="italic" fo:text-shadow="1pt 1pt" style:text-underline-style="none" fo:font-weight="bold" style:font-size-asian="44pt" style:font-style-asian="italic" style:font-weight-asian="bold" style:font-size-complex="44pt" style:font-style-complex="italic" style:font-weight-complex="bold"/>
    </style:style>
    <style:style style:name="T8" style:family="text">
      <style:text-properties fo:color="#ce181e" fo:font-size="40pt" fo:font-style="italic" fo:text-shadow="1pt 1pt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54pt" style:font-size-asian="54pt" style:font-size-complex="54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color="#ce181e" fo:font-size="22pt" style:font-size-asian="22pt" style:font-size-complex="22pt"/>
    </style:style>
    <style:style style:name="T1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なんでも</text:span><text:span text:style-name="T1">LT</text:span><text:span text:style-name="T1">大会第二弾</text:span></text:p>
          </draw:text-box>
        </draw:frame>
        <draw:frame presentation:style-name="pr2" draw:text-style-name="P2" draw:layer="layout" svg:width="25.2cm" svg:height="9.134cm" svg:x="1.6cm" svg:y="4.466cm">
          <draw:text-box>
            <text:p><text:span text:style-name="T2">ハッキングの気持ち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4cm" svg:y="0.6cm" presentation:class="title" presentation:user-transformed="true">
          <draw:text-box>
            <text:p><text:span text:style-name="T3">自己紹介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><text:span text:style-name="T4">発表者 </text:span><text:span text:style-name="T4">: <text:s/></text:span><text:span text:style-name="T4">　　まさ</text:span><text:span text:style-name="T4">(@masa_ya_sama)</text:span></text:p>
              </text:list-header>
              <text:list-item>
                <text:p><text:span text:style-name="T1">大学院生</text:span><text:span text:style-name="T1">(</text:span><text:span text:style-name="T1">専門</text:span><text:span text:style-name="T1">=</text:span><text:span text:style-name="T1">数学</text:span><text:span text:style-name="T1">)</text:span></text:p>
              </text:list-item>
              <text:list-item>
                <text:p><text:span text:style-name="T1">ゲームからプログラミングを始める</text:span></text:p>
              </text:list-item>
              <text:list-item>
                <text:p><text:span text:style-name="T1">情報処理安全確保支援士資格の勉強中</text:span></text:p>
              </text:list-item>
            </text:list>
          </draw:text-box>
        </draw:frame>
        <draw:frame draw:style-name="gr2" draw:text-style-name="P5" draw:layer="layout" svg:width="2.67cm" svg:height="2.386cm" svg:x="8.13cm" svg:y="3.614cm">
          <draw:image xlink:href="Pictures/100000000000016900000169FC62C6C559C226D8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 presentation:user-transformed="true">
          <draw:text-box>
            <text:p><text:span text:style-name="T3">2008</text:span><text:span text:style-name="T3">ブラッディマンデイ</text:span><text:span text:style-name="T3">(</text:span><text:span text:style-name="T3">ドラマ</text:span><text:span text:style-name="T3">)</text:span></text:p>
          </draw:text-box>
        </draw:frame>
        <draw:frame presentation:style-name="pr7" draw:layer="layout" svg:width="22.5cm" svg:height="9.134cm" svg:x="4.5cm" svg:y="3.8cm" presentation:class="outline" presentation:placeholder="true">
          <draw:text-box/>
        </draw:frame>
        <draw:frame draw:style-name="gr3" draw:text-style-name="P5" draw:layer="layout" svg:width="13.202cm" svg:height="9.154cm" svg:x="0.398cm" svg:y="3.646cm">
          <draw:image xlink:href="Pictures/10000000000001F30000015AA29192E09536DA77.jpg" xlink:type="simple" xlink:show="embed" xlink:actuate="onLoad">
            <text:p/>
          </draw:image>
        </draw:frame>
        <draw:frame draw:style-name="gr3" draw:text-style-name="P5" draw:layer="layout" svg:width="13.928cm" svg:height="8.047cm" svg:x="13.2cm" svg:y="7.2cm">
          <draw:image xlink:href="Pictures/10000000000001C200000104F1AE1C82A61BABB9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9" draw:text-style-name="P6" draw:layer="layout" svg:width="22.5cm" svg:height="2.6cm" svg:x="2.8cm" svg:y="0.4cm" presentation:class="title" presentation:user-transformed="true">
          <draw:text-box>
            <text:p><text:span text:style-name="T5">中間者攻撃</text:span></text:p>
          </draw:text-box>
        </draw:frame>
        <draw:frame presentation:style-name="pr7" draw:layer="layout" svg:width="22.5cm" svg:height="9.134cm" svg:x="4.5cm" svg:y="3.8cm" presentation:class="outline" presentation:placeholder="true" presentation:user-transformed="true">
          <draw:text-box/>
        </draw:frame>
        <draw:frame draw:style-name="gr3" draw:text-style-name="P5" draw:layer="layout" svg:width="4.762cm" svg:height="4.762cm" svg:x="2.638cm" svg:y="3.838cm">
          <draw:image xlink:href="Pictures/10000201000000B4000000B4B92278CCBB39C9DA.png" xlink:type="simple" xlink:show="embed" xlink:actuate="onLoad">
            <text:p/>
          </draw:image>
        </draw:frame>
        <draw:frame draw:style-name="gr3" draw:text-style-name="P5" draw:layer="layout" svg:width="4.762cm" svg:height="4.762cm" svg:x="21cm" svg:y="4.2cm">
          <draw:image xlink:href="Pictures/10000201000000B4000000B4C71627303A94E90B.png" xlink:type="simple" xlink:show="embed" xlink:actuate="onLoad">
            <text:p/>
          </draw:image>
        </draw:frame>
        <draw:frame draw:style-name="gr3" draw:text-style-name="P5" draw:layer="layout" svg:width="6.4cm" svg:height="5.23cm" svg:x="11.2cm" svg:y="9.97cm">
          <draw:image xlink:href="Pictures/10000201000002600000032054C8818F01338E21.png" xlink:type="simple" xlink:show="embed" xlink:actuate="onLoad">
            <text:p/>
          </draw:image>
        </draw:frame>
        <draw:frame draw:style-name="gr3" draw:text-style-name="P5" draw:layer="layout" svg:width="15.2cm" svg:height="1.734cm" svg:x="6.6cm" svg:y="5.854cm">
          <draw:image xlink:href="Pictures/1000041A00000A2B00000272891AD958947B9B2F.svg" xlink:type="simple" xlink:show="embed" xlink:actuate="onLoad">
            <text:p/>
          </draw:image>
          <draw:image xlink:href="Pictures/10000201000000620000001801121565789C49D7.png" xlink:type="simple" xlink:show="embed" xlink:actuate="onLoad"/>
        </draw:frame>
        <draw:frame draw:style-name="gr3" draw:text-style-name="P5" draw:layer="layout" svg:width="9.698cm" svg:height="2.114cm" draw:transform="skewX (-0.433365253270192) rotate (-0.433190720344993) translate (3.207cm 6.8cm)">
          <draw:image xlink:href="Pictures/1000041A00000A2B00000272891AD958947B9B2F.svg" xlink:type="simple" xlink:show="embed" xlink:actuate="onLoad">
            <text:p/>
          </draw:image>
          <draw:image xlink:href="Pictures/10000201000000620000001801121565789C49D7.png" xlink:type="simple" xlink:show="embed" xlink:actuate="onLoad"/>
        </draw:frame>
        <draw:frame draw:style-name="gr3" draw:text-style-name="P5" draw:layer="layout" svg:width="9.283cm" svg:height="2.23cm" draw:transform="skewX (0.000523598775598282) rotate (0.498815100219979) translate (15.582cm 11.641cm)">
          <draw:image xlink:href="Pictures/1000041A00000A2B00000272891AD958947B9B2F.svg" xlink:type="simple" xlink:show="embed" xlink:actuate="onLoad">
            <text:p/>
          </draw:image>
          <draw:image xlink:href="Pictures/10000201000000620000001801121565789C49D7.png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9" draw:text-style-name="P6" draw:layer="layout" svg:width="22.5cm" svg:height="2.6cm" svg:x="2.8cm" svg:y="0.4cm" presentation:class="title" presentation:user-transformed="true">
          <draw:text-box>
            <text:p><text:span text:style-name="T5">中間者攻撃</text:span></text:p>
          </draw:text-box>
        </draw:frame>
        <draw:frame presentation:style-name="pr7" draw:layer="layout" svg:width="22.5cm" svg:height="9.134cm" svg:x="4.5cm" svg:y="3.8cm" presentation:class="outline" presentation:placeholder="true" presentation:user-transformed="true">
          <draw:text-box/>
        </draw:frame>
        <draw:frame draw:style-name="gr3" draw:text-style-name="P5" draw:layer="layout" svg:width="4.762cm" svg:height="4.762cm" svg:x="2.638cm" svg:y="3.838cm">
          <draw:image xlink:href="Pictures/10000201000000B4000000B4B92278CCBB39C9DA.png" xlink:type="simple" xlink:show="embed" xlink:actuate="onLoad">
            <text:p/>
          </draw:image>
        </draw:frame>
        <draw:frame draw:style-name="gr3" draw:text-style-name="P5" draw:layer="layout" svg:width="4.762cm" svg:height="4.762cm" svg:x="21cm" svg:y="4.2cm">
          <draw:image xlink:href="Pictures/10000201000000B4000000B4C71627303A94E90B.png" xlink:type="simple" xlink:show="embed" xlink:actuate="onLoad">
            <text:p/>
          </draw:image>
        </draw:frame>
        <draw:frame draw:style-name="gr3" draw:text-style-name="P5" draw:layer="layout" svg:width="6.4cm" svg:height="5.23cm" svg:x="11.2cm" svg:y="9.97cm">
          <draw:image xlink:href="Pictures/10000201000002600000032054C8818F01338E21.png" xlink:type="simple" xlink:show="embed" xlink:actuate="onLoad">
            <text:p/>
          </draw:image>
        </draw:frame>
        <draw:frame draw:style-name="gr3" draw:text-style-name="P5" draw:layer="layout" svg:width="15.2cm" svg:height="1.734cm" svg:x="6.6cm" svg:y="5.854cm">
          <draw:image xlink:href="Pictures/1000041A00000A2B00000272891AD958947B9B2F.svg" xlink:type="simple" xlink:show="embed" xlink:actuate="onLoad">
            <text:p/>
          </draw:image>
          <draw:image xlink:href="Pictures/10000201000000620000001801121565789C49D7.png" xlink:type="simple" xlink:show="embed" xlink:actuate="onLoad"/>
        </draw:frame>
        <draw:frame draw:style-name="gr3" draw:text-style-name="P5" draw:layer="layout" svg:width="9.698cm" svg:height="2.114cm" draw:transform="skewX (-0.433365253270192) rotate (-0.433190720344993) translate (3.207cm 6.8cm)">
          <draw:image xlink:href="Pictures/1000041A00000A2B00000272891AD958947B9B2F.svg" xlink:type="simple" xlink:show="embed" xlink:actuate="onLoad">
            <text:p/>
          </draw:image>
          <draw:image xlink:href="Pictures/10000201000000620000001801121565789C49D7.png" xlink:type="simple" xlink:show="embed" xlink:actuate="onLoad"/>
        </draw:frame>
        <draw:frame draw:style-name="gr3" draw:text-style-name="P5" draw:layer="layout" svg:width="9.283cm" svg:height="2.23cm" draw:transform="skewX (0.000523598775598282) rotate (0.498815100219979) translate (15.582cm 11.641cm)">
          <draw:image xlink:href="Pictures/1000041A00000A2B00000272891AD958947B9B2F.svg" xlink:type="simple" xlink:show="embed" xlink:actuate="onLoad">
            <text:p/>
          </draw:image>
          <draw:image xlink:href="Pictures/10000201000000620000001801121565789C49D7.png" xlink:type="simple" xlink:show="embed" xlink:actuate="onLoad"/>
        </draw:frame>
        <draw:frame draw:style-name="gr4" draw:text-style-name="P7" draw:layer="layout" svg:width="23cm" svg:height="4.637cm" svg:x="3cm" svg:y="2.375cm">
          <draw:text-box>
            <text:p><text:span text:style-name="T6">　</text:span><text:span text:style-name="T7">ARP</text:span><text:span text:style-name="T7">キャッシュポイズニ</text:span><text:span text:style-name="T8">ング</text:span></text:p>
          </draw:text-box>
        </draw:frame>
        <draw:frame draw:style-name="gr3" draw:text-style-name="P5" draw:layer="layout" svg:width="2.884cm" svg:height="3.339cm" draw:transform="skewX (0.000349065850398843) rotate (-2.87124115245587) translate (10.87cm 9.63cm)">
          <draw:image xlink:href="Pictures/1000020100000196000001D6B2DB645631EE5B4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9" draw:layer="layout" svg:width="22.5cm" svg:height="2.6cm" svg:x="4.5cm" svg:y="0.6cm" presentation:class="title">
          <draw:text-box>
            <text:p>ARP(Address Resolution Protocol)</text:p>
          </draw:text-box>
        </draw:frame>
        <draw:frame presentation:style-name="pr7" draw:text-style-name="P1" draw:layer="layout" svg:width="22.5cm" svg:height="9.134cm" svg:x="4.5cm" svg:y="3.8cm" presentation:class="outline" presentation:user-transformed="true">
          <draw:text-box>
            <text:list text:style-name="L4">
              <text:list-item>
                <text:p text:style-name="P1"><text:span text:style-name="T1">MAC</text:span><text:span text:style-name="T1">アドレスと</text:span><text:span text:style-name="T1">IP</text:span><text:span text:style-name="T1">アドレスを対応付け</text:span></text:p>
              </text:list-item>
            </text:list>
          </draw:text-box>
        </draw:frame>
        <draw:frame draw:style-name="gr5" draw:text-style-name="P8" draw:layer="layout" svg:width="7.947cm" svg:height="8.454cm" svg:x="4.2cm" svg:y="6.346cm">
          <draw:image xlink:href="Pictures/10000201000001780000019085D9AA432099FC87.png" xlink:type="simple" xlink:show="embed" xlink:actuate="onLoad">
            <text:p/>
          </draw:image>
        </draw:frame>
        <draw:custom-shape draw:style-name="gr6" draw:text-style-name="P9" draw:layer="layout" svg:width="12.749cm" svg:height="2.999cm" svg:x="13.051cm" svg:y="6.4cm">
          <text:p text:style-name="P8"><text:span text:style-name="T1">IP</text:span><text:span text:style-name="T1">アドレス</text:span><text:span text:style-name="T1">=</text:span><text:span text:style-name="T1">名</text:span><text:span text:style-name="T1">前</text:span></text:p>
          <draw:enhanced-geometry svg:viewBox="0 0 21600 21600" draw:mirror-horizontal="false" draw:type="line-callout-1" draw:modifiers="-3134.11764705882 20167.2 -423.529411764706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9" draw:layer="layout" svg:width="14cm" svg:height="3.8cm" svg:x="13cm" svg:y="9.8cm">
          <text:p text:style-name="P9"><text:span text:style-name="T1">MAC</text:span><text:span text:style-name="T1">アドレス</text:span><text:span text:style-name="T1">=</text:span><text:span text:style-name="T1">電話番号</text:span></text:p>
          <draw:enhanced-geometry svg:viewBox="0 0 21600 21600" draw:mirror-horizontal="false" draw:type="line-callout-1" draw:modifiers="-2468.39511463467 1136.54301499605 -387.229483608314 3148.2241515390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DNA" presentation:presentation-page-layout-name="AL2T1" xml:id="id1" draw:id="id1">
        <office:forms form:automatic-focus="false" form:apply-design-mode="false"/>
        <draw:frame presentation:style-name="pr9" draw:text-style-name="P10" draw:layer="layout" svg:width="22.5cm" svg:height="2.6cm" svg:x="2.1cm" svg:y="0.2cm" presentation:class="title" presentation:user-transformed="true">
          <draw:text-box>
            <text:p><text:span text:style-name="T9">1. ARP</text:span><text:span text:style-name="T9">リクエスト</text:span></text:p>
          </draw:text-box>
        </draw:frame>
        <draw:frame presentation:style-name="pr7" draw:layer="layout" svg:width="22.5cm" svg:height="5.8cm" svg:x="3.1cm" svg:y="3.4cm" presentation:class="outline" presentation:placeholder="true" presentation:user-transformed="true">
          <draw:text-box/>
        </draw:frame>
        <draw:frame draw:style-name="gr3" draw:text-style-name="P5" draw:layer="layout" svg:width="7.861cm" svg:height="7.861cm" svg:x="3.939cm" svg:y="6.8cm">
          <draw:image xlink:href="Pictures/10000201000001900000019014BED0EB4DE62512.png" xlink:type="simple" xlink:show="embed" xlink:actuate="onLoad">
            <text:p/>
          </draw:image>
        </draw:frame>
        <draw:custom-shape draw:style-name="gr8" draw:text-style-name="P8" draw:layer="layout" svg:width="10.6cm" svg:height="4cm" svg:x="8.4cm" svg:y="3.6cm">
          <text:p text:style-name="P8">私はIP:192.168.0.1の</text:p>
          <text:p text:style-name="P8">MAC:aa:bb:cc:dd:ee:ffです！</text:p>
          <text:p text:style-name="P8">IP:192.168.0.2はいませんか！</text:p>
          <draw:enhanced-geometry svg:viewBox="0 0 21600 21600" draw:text-areas="800 800 20800 20800" draw:type="round-rectangular-callout" draw:modifiers="-266.918215262711 29892.32691827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5" draw:layer="layout" svg:width="10cm" svg:height="7.321cm" svg:x="17cm" svg:y="7.8cm">
          <draw:image xlink:href="Pictures/100002010000028800000281D2E36F6466D78E4A.png" xlink:type="simple" xlink:show="embed" xlink:actuate="onLoad">
            <text:p/>
          </draw:image>
        </draw:frame>
        <draw:frame draw:style-name="gr3" draw:text-style-name="P5" draw:layer="layout" svg:width="8.8cm" svg:height="5.307cm" svg:x="8.8cm" svg:y="8.293cm">
          <draw:image xlink:href="Pictures/1000082F000030E300001E48C4576ABE0DB03984.svg" xlink:type="simple" xlink:show="embed" xlink:actuate="onLoad">
            <text:p/>
          </draw:image>
          <draw:image xlink:href="Pictures/10000201000001D900000125E1722174B1FF0C76.png" xlink:type="simple" xlink:show="embed" xlink:actuate="onLoad"/>
        </draw:frame>
        <draw:frame draw:style-name="gr9" draw:text-style-name="P11" draw:layer="layout" svg:width="6.2cm" svg:height="1.923cm" svg:x="19.6cm" svg:y="5.877cm">
          <draw:text-box>
            <text:p><text:span text:style-name="T1">LAN</text:span><text:span text:style-name="T1">全体</text:span></text:p>
          </draw:text-box>
        </draw:frame>
        <draw:frame draw:style-name="gr10" draw:text-style-name="P12" draw:layer="layout" svg:width="6.4cm" svg:height="1.047cm" svg:x="8cm" svg:y="13.4cm">
          <draw:text-box>
            <text:p><text:span text:style-name="T10">IP: 192.168.0.1</text:span></text:p>
          </draw:text-box>
        </draw:frame>
        <anim:par presentation:node-type="timing-root">
          <anim:par smil:begin="id1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DNA" presentation:presentation-page-layout-name="AL2T1" xml:id="id2" draw:id="id2">
        <office:forms form:automatic-focus="false" form:apply-design-mode="false"/>
        <draw:frame presentation:style-name="pr9" draw:text-style-name="P10" draw:layer="layout" svg:width="22.5cm" svg:height="2.6cm" svg:x="4.5cm" svg:y="0.6cm" presentation:class="title">
          <draw:text-box>
            <text:p><text:span text:style-name="T9">2. ARP</text:span><text:span text:style-name="T9">リプライ</text:span></text:p>
          </draw:text-box>
        </draw:frame>
        <draw:frame draw:style-name="gr3" draw:text-style-name="P5" draw:layer="layout" svg:width="7.404cm" svg:height="10.853cm" svg:x="18.6cm" svg:y="4cm">
          <draw:image xlink:href="Pictures/1000020100000133000001C2B0D285C4255D20D7.png" xlink:type="simple" xlink:show="embed" xlink:actuate="onLoad">
            <text:p/>
          </draw:image>
        </draw:frame>
        <draw:custom-shape draw:style-name="gr11" draw:text-style-name="P13" draw:layer="layout" svg:width="13.4cm" svg:height="4.8cm" svg:x="5.4cm" svg:y="3.6cm">
          <text:p text:style-name="P8"><text:span text:style-name="T11">はい！僕が</text:span><text:span text:style-name="T11">IP:192.168.56.0.2</text:span><text:span text:style-name="T11">です！</text:span></text:p>
          <text:p text:style-name="P8"><text:span text:style-name="T11">MAC:11:22:33:44:55:66</text:span><text:span text:style-name="T11">です</text:span></text:p>
          <text:p text:style-name="P8"><text:span text:style-name="T11">よろしく！</text:span></text:p>
          <draw:enhanced-geometry svg:viewBox="0 0 21600 21600" draw:text-areas="800 800 20800 20800" draw:type="round-rectangular-callout" draw:modifiers="22881.3969106783 29000.95813372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5" draw:layer="layout" svg:width="6.961cm" svg:height="3.8cm" svg:x="1.4cm" svg:y="10.8cm">
          <draw:image xlink:href="Pictures/10000201000001900000019014BED0EB4DE62512.png" xlink:type="simple" xlink:show="embed" xlink:actuate="onLoad">
            <text:p/>
          </draw:image>
        </draw:frame>
        <draw:frame draw:style-name="gr3" draw:text-style-name="P5" draw:layer="layout" svg:width="5.651cm" svg:height="1.357cm" draw:transform="rotate (-2.53107648124218) translate (10.208cm 8.56cm)">
          <draw:image xlink:href="Pictures/1000041A00000A2B00000272891AD958947B9B2F.svg" xlink:type="simple" xlink:show="embed" xlink:actuate="onLoad">
            <text:p/>
          </draw:image>
          <draw:image xlink:href="Pictures/10000201000000620000001801121565789C49D7.png" xlink:type="simple" xlink:show="embed" xlink:actuate="onLoad"/>
        </draw:frame>
        <anim:par presentation:node-type="timing-root">
          <anim:par smil:begin="id2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DNA" presentation:presentation-page-layout-name="AL2T1" xml:id="id3" draw:id="id3">
        <office:forms form:automatic-focus="false" form:apply-design-mode="false"/>
        <draw:frame presentation:style-name="pr9" draw:text-style-name="P6" draw:layer="layout" svg:width="22.5cm" svg:height="2.6cm" svg:x="3.1cm" svg:y="2cm" presentation:class="title" presentation:user-transformed="true">
          <draw:text-box>
            <text:p><text:span text:style-name="T5">〜 通信開始 〜</text:span></text:p>
          </draw:text-box>
        </draw:frame>
        <draw:frame draw:style-name="gr3" draw:text-style-name="P5" draw:layer="layout" svg:width="9.8cm" svg:height="6.333cm" svg:x="1.4cm" svg:y="6.4cm">
          <draw:image xlink:href="Pictures/100002010000019000000190B2995BDB0D516788.png" xlink:type="simple" xlink:show="embed" xlink:actuate="onLoad">
            <text:p/>
          </draw:image>
        </draw:frame>
        <draw:frame draw:style-name="gr3" draw:text-style-name="P5" draw:layer="layout" svg:width="4.984cm" svg:height="7.305cm" svg:x="20.016cm" svg:y="5.695cm">
          <draw:image xlink:href="Pictures/1000020100000133000001C2B0D285C4255D20D7.png" xlink:type="simple" xlink:show="embed" xlink:actuate="onLoad">
            <text:p/>
          </draw:image>
        </draw:frame>
        <draw:frame draw:style-name="gr3" draw:text-style-name="P5" draw:layer="layout" svg:width="11.6cm" svg:height="6.111cm" svg:x="9.054cm" svg:y="5.833cm">
          <draw:image xlink:href="Pictures/100012BA00001A5B000017E0D9FE1626514AAF0F.svg" xlink:type="simple" xlink:show="embed" xlink:actuate="onLoad">
            <text:p/>
          </draw:image>
          <draw:image xlink:href="Pictures/10000201000000FF000000E7E2E67D1ECA79FA9E.png" xlink:type="simple" xlink:show="embed" xlink:actuate="onLoad"/>
        </draw:frame>
        <anim:par presentation:node-type="timing-root">
          <anim:par smil:begin="id3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9" draw:text-style-name="P10" draw:layer="layout" svg:width="22.5cm" svg:height="2.6cm" svg:x="3cm" svg:y="0.4cm" presentation:class="title" presentation:user-transformed="true">
          <draw:text-box>
            <text:p><text:span text:style-name="T9">ARP</text:span><text:span text:style-name="T9">キャッシュテーブル</text:span></text:p>
          </draw:text-box>
        </draw:frame>
        <draw:frame presentation:style-name="pr7" draw:layer="layout" svg:width="22.5cm" svg:height="9.134cm" svg:x="4.5cm" svg:y="3.8cm" presentation:class="outline">
          <draw:text-box>
            <text:list text:style-name="L4">
              <text:list-item>
                <text:p>過去に通信した相手のIPとMACを記憶する。</text:p>
              </text:list-item>
            </text:list>
          </draw:text-box>
        </draw:frame>
        <draw:frame draw:style-name="gr3" draw:text-style-name="P5" draw:layer="layout" svg:width="7.027cm" svg:height="8.702cm" svg:x="5.6cm" svg:y="6.6cm">
          <draw:image xlink:href="Pictures/100002010000014300000190C006E2F6ED4FDD70.png" xlink:type="simple" xlink:show="embed" xlink:actuate="onLoad">
            <text:p/>
          </draw:image>
        </draw:frame>
        <draw:custom-shape draw:style-name="gr12" draw:text-style-name="P14" draw:layer="layout" svg:width="13cm" svg:height="4.6cm" svg:x="12.2cm" svg:y="5.6cm">
          <text:p text:style-name="P8"><text:span text:style-name="T5">メモっとこ</text:span></text:p>
          <draw:enhanced-geometry svg:viewBox="0 0 21600 21600" draw:text-areas="800 800 20800 20800" draw:type="round-rectangular-callout" draw:modifiers="-2010.30689946927 31646.5116279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9" draw:text-style-name="P10" draw:layer="layout" svg:width="22.5cm" svg:height="2.6cm" svg:x="4.5cm" svg:y="0.6cm" presentation:class="title">
          <draw:text-box>
            <text:p><text:span text:style-name="T9">2. ARP</text:span><text:span text:style-name="T9">リプライ</text:span></text:p>
          </draw:text-box>
        </draw:frame>
        <draw:frame presentation:style-name="pr7" draw:layer="layout" svg:width="22.5cm" svg:height="9.134cm" svg:x="4.5cm" svg:y="3.8cm" presentation:class="outline" presentation:placeholder="true" presentation:user-transformed="true">
          <draw:text-box/>
        </draw:frame>
        <draw:frame draw:style-name="gr13" draw:text-style-name="P8" draw:layer="layout" svg:width="7.404cm" svg:height="10.853cm" svg:x="18.6cm" svg:y="4cm">
          <draw:image xlink:href="Pictures/1000020100000133000001C2B0D285C4255D20D7.png" xlink:type="simple" xlink:show="embed" xlink:actuate="onLoad">
            <text:p/>
          </draw:image>
        </draw:frame>
        <draw:custom-shape draw:style-name="gr14" draw:text-style-name="P13" draw:layer="layout" svg:width="13.4cm" svg:height="4.8cm" svg:x="5.4cm" svg:y="3.6cm">
          <text:p text:style-name="P8"><text:span text:style-name="T11">はい！僕が</text:span><text:span text:style-name="T11">IP:192.168.56.0.2</text:span><text:span text:style-name="T11">です！</text:span></text:p>
          <text:p text:style-name="P8"><text:span text:style-name="T11">MAC:11:22:33:44:55:66</text:span><text:span text:style-name="T11">です</text:span></text:p>
          <text:p text:style-name="P8"><text:span text:style-name="T11">よろしく！</text:span></text:p>
          <draw:enhanced-geometry svg:viewBox="0 0 21600 21600" draw:text-areas="800 800 20800 20800" draw:type="round-rectangular-callout" draw:modifiers="22881.3969106783 29000.95813372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1" draw:text-style-name="P4" draw:layer="layout" svg:width="22.5cm" svg:height="5.18cm" svg:x="3cm" svg:y="-0.18cm" presentation:class="title" presentation:user-transformed="true">
          <draw:text-box>
            <text:p><text:span text:style-name="T3">ARP</text:span><text:span text:style-name="T3">リプライをもとに</text:span><text:span text:style-name="T3"><text:line-break/></text:span><text:span text:style-name="T3">キャッシュを作成</text:span></text:p>
          </draw:text-box>
        </draw:frame>
        <draw:frame presentation:style-name="pr7" draw:layer="layout" svg:width="22.5cm" svg:height="9.134cm" svg:x="4.5cm" svg:y="3.8cm" presentation:class="outline" presentation:placeholder="true" presentation:user-transformed="true">
          <draw:text-box/>
        </draw:frame>
        <draw:frame draw:style-name="gr15" draw:text-style-name="P5" draw:layer="layout" svg:width="4.8cm" svg:height="5.944cm" svg:x="1.4cm" svg:y="9.806cm">
          <draw:image xlink:href="Pictures/100002010000014300000190C006E2F6ED4FDD70.png" xlink:type="simple" xlink:show="embed" xlink:actuate="onLoad">
            <text:p/>
          </draw:image>
        </draw:frame>
        <draw:custom-shape draw:style-name="gr16" draw:text-style-name="P9" draw:layer="layout" svg:width="6cm" svg:height="2.6cm" svg:x="6.4cm" svg:y="8.8cm">
          <text:p text:style-name="P8"><text:span text:style-name="T1">メモっとこ</text:span></text:p>
          <draw:enhanced-geometry svg:viewBox="0 0 21600 21600" draw:text-areas="800 800 20800 20800" draw:type="round-rectangular-callout" draw:modifiers="-4351.67472087985 39371.62629757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text-style-name="P12" draw:layer="layout" svg:width="13cm" svg:height="1.504cm" svg:x="6.2cm" svg:y="13.2cm">
          <draw:text-box>
            <text:p><text:span text:style-name="T10">ARP</text:span><text:span text:style-name="T10">キャッシュテーブル</text:span></text:p>
          </draw:text-box>
        </draw:frame>
        <draw:frame draw:style-name="gr3" draw:text-style-name="P5" draw:layer="layout" svg:width="7cm" svg:height="10.26cm" svg:x="19.2cm" svg:y="2.8cm">
          <draw:image xlink:href="Pictures/1000020100000133000001C2B0D285C4255D20D7.png" xlink:type="simple" xlink:show="embed" xlink:actuate="onLoad">
            <text:p/>
          </draw:image>
        </draw:frame>
        <draw:frame draw:style-name="gr3" draw:text-style-name="P5" draw:layer="layout" svg:width="7.66cm" svg:height="1.84cm" draw:transform="rotate (0.375769387954379) translate (12.152cm 9.088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Title" presentation:presentation-page-layout-name="AL2T1">
        <office:forms form:automatic-focus="false" form:apply-design-mode="false"/>
        <draw:frame presentation:style-name="pr12" draw:text-style-name="P15" draw:layer="layout" svg:width="17.999cm" svg:height="7.219cm" svg:x="4.4cm" svg:y="1.8cm" presentation:class="outline">
          <draw:text-box>
            <text:list text:style-name="L5">
              <text:list-item>
                <text:p><text:span text:style-name="T12">ちょっと待てよ‥‥</text:span></text:p>
              </text:list-item>
            </text:list>
          </draw:text-box>
        </draw:frame>
        <draw:frame draw:style-name="gr3" draw:text-style-name="P5" draw:layer="layout" svg:width="12.4cm" svg:height="9.43cm" svg:x="8.2cm" svg:y="6.2cm">
          <draw:image xlink:href="Pictures/10000201000002600000032054C8818F01338E21.png" xlink:type="simple" xlink:show="embed" xlink:actuate="onLoad">
            <text:p/>
          </draw:image>
        </draw:frame>
        <draw:frame draw:style-name="gr3" draw:text-style-name="P5" draw:layer="layout" svg:width="5.852cm" svg:height="5.434cm" draw:transform="skewX (-5.85533912418484E-017) rotate (-0.317475390937768) translate (18.142cm 3.022cm)">
          <draw:image xlink:href="Pictures/100002010000016C000001C2215EBC91AF272B8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9" draw:text-style-name="P6" draw:layer="layout" svg:width="22.5cm" svg:height="2.6cm" svg:x="3.3cm" svg:y="0.4cm" presentation:class="title" presentation:user-transformed="true">
          <draw:text-box>
            <text:p><text:span text:style-name="T5">“</text:span><text:span text:style-name="T5">ニセ”の</text:span><text:span text:style-name="T5">ARP</text:span><text:span text:style-name="T5">リプライ</text:span></text:p>
          </draw:text-box>
        </draw:frame>
        <draw:frame presentation:style-name="pr7" draw:layer="layout" svg:width="22.5cm" svg:height="9.134cm" svg:x="4.5cm" svg:y="3.8cm" presentation:class="outline" presentation:placeholder="true">
          <draw:text-box/>
        </draw:frame>
        <draw:frame draw:style-name="gr3" draw:text-style-name="P5" draw:layer="layout" svg:width="7.138cm" svg:height="9.392cm" svg:x="18.8cm" svg:y="5.316cm">
          <draw:image xlink:href="Pictures/10000201000002600000032054C8818F01338E21.png" xlink:type="simple" xlink:show="embed" xlink:actuate="onLoad">
            <text:p/>
          </draw:image>
        </draw:frame>
        <draw:custom-shape draw:style-name="gr18" draw:text-style-name="P17" draw:layer="layout" svg:width="13cm" svg:height="4.8cm" svg:x="6cm" svg:y="4.4cm">
          <text:p text:style-name="P8"><text:span text:style-name="T13">僕が</text:span><text:span text:style-name="T13">IP:192.168.56.0.</text:span><text:span text:style-name="T14">2</text:span><text:span text:style-name="T13">です。</text:span></text:p>
          <text:p text:style-name="P8"><text:span text:style-name="T13">MAC</text:span><text:span text:style-name="T13">は</text:span><text:span text:style-name="T13">12:34:56:78:9a:bc</text:span><text:span text:style-name="T13">です。</text:span></text:p>
          <text:p text:style-name="P8"><text:span text:style-name="T13">よろしく</text:span></text:p>
          <draw:enhanced-geometry svg:viewBox="0 0 21600 21600" draw:text-areas="800 800 20800 20800" draw:type="round-rectangular-callout" draw:modifiers="23756.5110376125 31169.50635284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9" draw:text-style-name="P18" draw:layer="layout" svg:width="11.8cm" svg:height="3.032cm" svg:x="8.8cm" svg:y="11.8cm">
          <draw:text-box>
            <text:p><text:span text:style-name="T15">IP <text:s text:c="5"/>:192.168.0.3 </text:span></text:p>
            <text:p><text:span text:style-name="T15">MAC :12:34:56:78:9a:bc</text:span></text:p>
          </draw:text-box>
        </draw:frame>
        <draw:frame draw:style-name="gr3" draw:text-style-name="P5" draw:layer="layout" svg:width="4.762cm" svg:height="4.762cm" svg:x="0.927cm" svg:y="10.6cm">
          <draw:image xlink:href="Pictures/10000201000000B4000000B4B92278CCBB39C9DA.png" xlink:type="simple" xlink:show="embed" xlink:actuate="onLoad">
            <text:p/>
          </draw:image>
        </draw:frame>
        <draw:frame draw:style-name="gr3" draw:text-style-name="P5" draw:layer="layout" svg:width="5.072cm" svg:height="1.218cm" draw:transform="rotate (-2.52025543987981) translate (8.433cm 8.647cm)">
          <draw:image xlink:href="Pictures/1000041A00000A2B00000272891AD958947B9B2F.svg" xlink:type="simple" xlink:show="embed" xlink:actuate="onLoad">
            <text:p/>
          </draw:image>
          <draw:image xlink:href="Pictures/10000201000000620000001801121565789C49D7.png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9" draw:text-style-name="P10" draw:layer="layout" svg:width="22.5cm" svg:height="2.6cm" svg:x="3cm" svg:y="0.4cm" presentation:class="title" presentation:user-transformed="true">
          <draw:text-box>
            <text:p><text:span text:style-name="T9">ARP</text:span><text:span text:style-name="T9">キャッシュポイズニング</text:span></text:p>
          </draw:text-box>
        </draw:frame>
        <draw:frame presentation:style-name="pr7" draw:layer="layout" svg:width="22.5cm" svg:height="9.134cm" svg:x="4.5cm" svg:y="3.8cm" presentation:class="outline" presentation:placeholder="true" presentation:user-transformed="true">
          <draw:text-box/>
        </draw:frame>
        <draw:frame draw:style-name="gr20" draw:text-style-name="P5" draw:layer="layout" svg:width="4.927cm" svg:height="6.102cm" svg:x="1.773cm" svg:y="9.6cm">
          <draw:image xlink:href="Pictures/100002010000014300000190C006E2F6ED4FDD70.png" xlink:type="simple" xlink:show="embed" xlink:actuate="onLoad">
            <text:p/>
          </draw:image>
        </draw:frame>
        <draw:custom-shape draw:style-name="gr21" draw:text-style-name="P19" draw:layer="layout" svg:width="6.4cm" svg:height="2.4cm" svg:x="6.2cm" svg:y="8.6cm">
          <text:p text:style-name="P8"><text:span text:style-name="T4">メモっとこ</text:span></text:p>
          <draw:enhanced-geometry svg:viewBox="0 0 21600 21600" draw:text-areas="800 800 20800 20800" draw:type="round-rectangular-callout" draw:modifiers="-4079.73754100922 40851.97834235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20" draw:layer="layout" svg:width="9.6cm" svg:height="1.398cm" svg:x="6.2cm" svg:y="13.2cm">
          <draw:text-box>
            <text:p><text:span text:style-name="T13">ARP</text:span><text:span text:style-name="T13">キャッシュテーブル</text:span></text:p>
          </draw:text-box>
        </draw:frame>
        <draw:frame draw:style-name="gr23" draw:text-style-name="P21" draw:layer="layout" svg:width="22.5cm" svg:height="9.134cm" svg:x="4.5cm" svg:y="3.8cm">
          <draw:text-box>
            <text:p/>
          </draw:text-box>
        </draw:frame>
        <draw:frame draw:style-name="gr3" draw:text-style-name="P5" draw:layer="layout" svg:width="7.191cm" svg:height="9.462cm" svg:x="18.6cm" svg:y="3cm">
          <draw:image xlink:href="Pictures/10000201000002600000032054C8818F01338E21.png" xlink:type="simple" xlink:show="embed" xlink:actuate="onLoad">
            <text:p/>
          </draw:image>
        </draw:frame>
        <draw:frame draw:style-name="gr3" draw:text-style-name="P5" draw:layer="layout" svg:width="6.496cm" svg:height="3.354cm" draw:transform="rotate (-2.60560204030233) translate (19.513cm 8.083cm)">
          <draw:image xlink:href="Pictures/1000076A00000A1C000005387FAD3151BD5EA416.svg" xlink:type="simple" xlink:show="embed" xlink:actuate="onLoad">
            <text:p/>
          </draw:image>
          <draw:image xlink:href="Pictures/1000020100000062000000337D6874B0D6496CE5.png" xlink:type="simple" xlink:show="embed" xlink:actuate="onLoad"/>
        </draw:frame>
        <draw:frame draw:style-name="gr3" draw:text-style-name="P5" draw:layer="layout" svg:width="3.691cm" svg:height="3.2cm" svg:x="12.8cm" svg:y="4.8cm">
          <draw:image xlink:href="Pictures/100002010000013700000190865C64774D297A2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9" draw:text-style-name="P6" draw:layer="layout" svg:width="22.5cm" svg:height="2.6cm" svg:x="2.8cm" svg:y="0.4cm" presentation:class="title" presentation:user-transformed="true">
          <draw:text-box>
            <text:p><text:span text:style-name="T5">中間者攻撃</text:span></text:p>
          </draw:text-box>
        </draw:frame>
        <draw:frame presentation:style-name="pr7" draw:layer="layout" svg:width="22.5cm" svg:height="9.134cm" svg:x="4.5cm" svg:y="3.8cm" presentation:class="outline" presentation:placeholder="true" presentation:user-transformed="true">
          <draw:text-box/>
        </draw:frame>
        <draw:frame draw:style-name="gr24" draw:text-style-name="P5" draw:layer="layout" svg:width="4.762cm" svg:height="4.762cm" svg:x="2.638cm" svg:y="3.838cm">
          <draw:image xlink:href="Pictures/10000201000000B4000000B4B92278CCBB39C9DA.png" xlink:type="simple" xlink:show="embed" xlink:actuate="onLoad">
            <text:p/>
          </draw:image>
        </draw:frame>
        <draw:frame draw:style-name="gr24" draw:text-style-name="P5" draw:layer="layout" svg:width="4.762cm" svg:height="4.762cm" svg:x="21cm" svg:y="4.2cm">
          <draw:image xlink:href="Pictures/10000201000000B4000000B4C71627303A94E90B.png" xlink:type="simple" xlink:show="embed" xlink:actuate="onLoad">
            <text:p/>
          </draw:image>
        </draw:frame>
        <draw:frame draw:style-name="gr24" draw:text-style-name="P5" draw:layer="layout" svg:width="6.4cm" svg:height="5.23cm" svg:x="11.2cm" svg:y="9.97cm">
          <draw:image xlink:href="Pictures/10000201000002600000032054C8818F01338E21.png" xlink:type="simple" xlink:show="embed" xlink:actuate="onLoad">
            <text:p/>
          </draw:image>
        </draw:frame>
        <draw:frame draw:style-name="gr24" draw:text-style-name="P5" draw:layer="layout" svg:width="15.2cm" svg:height="1.734cm" svg:x="6.6cm" svg:y="5.854cm">
          <draw:image xlink:href="Pictures/1000041A00000A2B00000272891AD958947B9B2F.svg" xlink:type="simple" xlink:show="embed" xlink:actuate="onLoad">
            <text:p/>
          </draw:image>
          <draw:image xlink:href="Pictures/10000201000000620000001801121565789C49D7.png" xlink:type="simple" xlink:show="embed" xlink:actuate="onLoad"/>
        </draw:frame>
        <draw:frame draw:style-name="gr24" draw:text-style-name="P5" draw:layer="layout" svg:width="9.698cm" svg:height="2.114cm" draw:transform="skewX (-0.433365253270192) rotate (-0.433190720344993) translate (3.207cm 6.8cm)">
          <draw:image xlink:href="Pictures/1000041A00000A2B00000272891AD958947B9B2F.svg" xlink:type="simple" xlink:show="embed" xlink:actuate="onLoad">
            <text:p/>
          </draw:image>
          <draw:image xlink:href="Pictures/10000201000000620000001801121565789C49D7.png" xlink:type="simple" xlink:show="embed" xlink:actuate="onLoad"/>
        </draw:frame>
        <draw:frame draw:style-name="gr24" draw:text-style-name="P5" draw:layer="layout" svg:width="9.283cm" svg:height="2.23cm" draw:transform="skewX (0.000523598775598282) rotate (0.498815100219979) translate (15.582cm 11.641cm)">
          <draw:image xlink:href="Pictures/1000041A00000A2B00000272891AD958947B9B2F.svg" xlink:type="simple" xlink:show="embed" xlink:actuate="onLoad">
            <text:p/>
          </draw:image>
          <draw:image xlink:href="Pictures/10000201000000620000001801121565789C49D7.png" xlink:type="simple" xlink:show="embed" xlink:actuate="onLoad"/>
        </draw:frame>
        <draw:frame draw:style-name="gr25" draw:text-style-name="P7" draw:layer="layout" svg:width="23cm" svg:height="4.637cm" svg:x="3cm" svg:y="2.375cm">
          <draw:text-box>
            <text:p><text:span text:style-name="T6">　</text:span><text:span text:style-name="T7">ARP</text:span><text:span text:style-name="T7">キャッシュポイズニ</text:span><text:span text:style-name="T8">ング</text:span></text:p>
          </draw:text-box>
        </draw:frame>
        <draw:frame draw:style-name="gr24" draw:text-style-name="P5" draw:layer="layout" svg:width="2.884cm" svg:height="3.339cm" draw:transform="skewX (0.000349065850398843) rotate (-2.87124115245587) translate (10.87cm 9.63cm)">
          <draw:image xlink:href="Pictures/1000020100000196000001D6B2DB645631EE5B4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4" draw:text-style-name="P10" draw:layer="layout" svg:width="22.5cm" svg:height="9.6cm" svg:x="3.2cm" svg:y="1.6cm" presentation:class="title" presentation:user-transformed="true">
          <draw:text-box>
            <text:p><text:span text:style-name="T9">MAC</text:span><text:span text:style-name="T9">アドレスと</text:span><text:span text:style-name="T9">IP</text:span><text:span text:style-name="T9">アドレスをもってるならどれにも有効！</text:span></text:p>
          </draw:text-box>
        </draw:frame>
        <draw:frame presentation:style-name="pr7" draw:layer="layout" svg:width="22.6cm" svg:height="0.466cm" svg:x="4.4cm" svg:y="12.93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Title" presentation:presentation-page-layout-name="AL2T1">
        <office:forms form:automatic-focus="false" form:apply-design-mode="false"/>
        <draw:frame presentation:style-name="pr12" draw:text-style-name="P15" draw:layer="layout" svg:width="17.999cm" svg:height="7.219cm" svg:x="5.8cm" svg:y="1.8cm" presentation:class="outline" presentation:user-transformed="true">
          <draw:text-box>
            <text:list text:style-name="L5">
              <text:list-item>
                <text:p><text:span text:style-name="T12">ということは‥‥</text:span></text:p>
              </text:list-item>
            </text:list>
          </draw:text-box>
        </draw:frame>
        <draw:frame draw:style-name="gr26" draw:text-style-name="P5" draw:layer="layout" svg:width="12.4cm" svg:height="9.43cm" svg:x="8.2cm" svg:y="6.2cm">
          <draw:image xlink:href="Pictures/10000201000002600000032054C8818F01338E21.png" xlink:type="simple" xlink:show="embed" xlink:actuate="onLoad">
            <text:p/>
          </draw:image>
        </draw:frame>
        <draw:frame draw:style-name="gr26" draw:text-style-name="P5" draw:layer="layout" svg:width="5.852cm" svg:height="5.434cm" draw:transform="skewX (-5.85533912418484E-017) rotate (-0.317475390937768) translate (18.142cm 3.022cm)">
          <draw:image xlink:href="Pictures/100002010000016C000001C2215EBC91AF272B8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9" draw:text-style-name="P6" draw:layer="layout" svg:width="22.5cm" svg:height="2.6cm" svg:x="2.8cm" svg:y="0.4cm" presentation:class="title" presentation:user-transformed="true">
          <draw:text-box>
            <text:p><text:span text:style-name="T5">中間者攻撃</text:span></text:p>
          </draw:text-box>
        </draw:frame>
        <draw:frame presentation:style-name="pr7" draw:layer="layout" svg:width="22.5cm" svg:height="9.134cm" svg:x="4.5cm" svg:y="3.8cm" presentation:class="outline" presentation:placeholder="true" presentation:user-transformed="true">
          <draw:text-box/>
        </draw:frame>
        <draw:frame draw:style-name="gr27" draw:text-style-name="P5" draw:layer="layout" svg:width="4.762cm" svg:height="4.762cm" svg:x="2.638cm" svg:y="3.838cm">
          <draw:image xlink:href="Pictures/10000201000000B4000000B4B92278CCBB39C9DA.png" xlink:type="simple" xlink:show="embed" xlink:actuate="onLoad">
            <text:p/>
          </draw:image>
        </draw:frame>
        <draw:frame draw:style-name="gr27" draw:text-style-name="P5" draw:layer="layout" svg:width="4.762cm" svg:height="4.762cm" svg:x="21cm" svg:y="4.2cm">
          <draw:image xlink:href="Pictures/10000201000000B4000000B4C71627303A94E90B.png" xlink:type="simple" xlink:show="embed" xlink:actuate="onLoad">
            <text:p/>
          </draw:image>
        </draw:frame>
        <draw:frame draw:style-name="gr27" draw:text-style-name="P5" draw:layer="layout" svg:width="6.4cm" svg:height="5.23cm" svg:x="11.2cm" svg:y="9.97cm">
          <draw:image xlink:href="Pictures/10000201000002600000032054C8818F01338E21.png" xlink:type="simple" xlink:show="embed" xlink:actuate="onLoad">
            <text:p/>
          </draw:image>
        </draw:frame>
        <draw:frame draw:style-name="gr27" draw:text-style-name="P5" draw:layer="layout" svg:width="15.2cm" svg:height="1.734cm" svg:x="6.6cm" svg:y="5.854cm">
          <draw:image xlink:href="Pictures/1000041A00000A2B00000272891AD958947B9B2F.svg" xlink:type="simple" xlink:show="embed" xlink:actuate="onLoad">
            <text:p/>
          </draw:image>
          <draw:image xlink:href="Pictures/10000201000000620000001801121565789C49D7.png" xlink:type="simple" xlink:show="embed" xlink:actuate="onLoad"/>
        </draw:frame>
        <draw:frame draw:style-name="gr27" draw:text-style-name="P5" draw:layer="layout" svg:width="9.698cm" svg:height="2.114cm" draw:transform="skewX (-0.433365253270192) rotate (-0.433190720344993) translate (3.207cm 6.8cm)">
          <draw:image xlink:href="Pictures/1000041A00000A2B00000272891AD958947B9B2F.svg" xlink:type="simple" xlink:show="embed" xlink:actuate="onLoad">
            <text:p/>
          </draw:image>
          <draw:image xlink:href="Pictures/10000201000000620000001801121565789C49D7.png" xlink:type="simple" xlink:show="embed" xlink:actuate="onLoad"/>
        </draw:frame>
        <draw:frame draw:style-name="gr27" draw:text-style-name="P5" draw:layer="layout" svg:width="9.283cm" svg:height="2.23cm" draw:transform="skewX (0.000523598775598282) rotate (0.498815100219979) translate (15.582cm 11.641cm)">
          <draw:image xlink:href="Pictures/1000041A00000A2B00000272891AD958947B9B2F.svg" xlink:type="simple" xlink:show="embed" xlink:actuate="onLoad">
            <text:p/>
          </draw:image>
          <draw:image xlink:href="Pictures/10000201000000620000001801121565789C49D7.png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4" draw:master-page-name="DNA" presentation:presentation-page-layout-name="AL2T1" xml:id="id4" draw:id="id4">
        <office:forms form:automatic-focus="false" form:apply-design-mode="false"/>
        <draw:frame presentation:style-name="pr9" draw:text-style-name="P4" draw:layer="layout" svg:width="22.5cm" svg:height="2.6cm" svg:x="4cm" svg:y="0.4cm" presentation:class="title" presentation:user-transformed="true">
          <draw:text-box>
            <text:p><text:span text:style-name="T3">スマホ、ルータにも応用できる！</text:span></text:p>
          </draw:text-box>
        </draw:frame>
        <draw:frame presentation:style-name="pr7" draw:layer="layout" svg:width="22.5cm" svg:height="9.134cm" svg:x="4.5cm" svg:y="3.8cm" presentation:class="outline" presentation:placeholder="true" presentation:user-transformed="true">
          <draw:text-box/>
        </draw:frame>
        <draw:frame draw:style-name="gr28" draw:text-style-name="P5" draw:layer="layout" svg:width="6.4cm" svg:height="5.23cm" svg:x="11.2cm" svg:y="9.97cm">
          <draw:image xlink:href="Pictures/10000201000002600000032054C8818F01338E21.png" xlink:type="simple" xlink:show="embed" xlink:actuate="onLoad">
            <text:p/>
          </draw:image>
        </draw:frame>
        <draw:frame draw:style-name="gr28" draw:text-style-name="P5" draw:layer="layout" svg:width="15.2cm" svg:height="1.734cm" svg:x="6.6cm" svg:y="5.854cm">
          <draw:image xlink:href="Pictures/1000041A00000A2B00000272891AD958947B9B2F.svg" xlink:type="simple" xlink:show="embed" xlink:actuate="onLoad">
            <text:p/>
          </draw:image>
          <draw:image xlink:href="Pictures/10000201000000620000001801121565789C49D7.png" xlink:type="simple" xlink:show="embed" xlink:actuate="onLoad"/>
        </draw:frame>
        <draw:frame draw:style-name="gr28" draw:text-style-name="P5" draw:layer="layout" svg:width="9.698cm" svg:height="2.114cm" draw:transform="skewX (-0.433365253270192) rotate (-0.433190720344993) translate (3.207cm 6.8cm)">
          <draw:image xlink:href="Pictures/1000041A00000A2B00000272891AD958947B9B2F.svg" xlink:type="simple" xlink:show="embed" xlink:actuate="onLoad">
            <text:p/>
          </draw:image>
          <draw:image xlink:href="Pictures/10000201000000620000001801121565789C49D7.png" xlink:type="simple" xlink:show="embed" xlink:actuate="onLoad"/>
        </draw:frame>
        <draw:frame draw:style-name="gr28" draw:text-style-name="P5" draw:layer="layout" svg:width="9.283cm" svg:height="2.23cm" draw:transform="skewX (0.000523598775598282) rotate (0.498815100219979) translate (15.582cm 11.641cm)">
          <draw:image xlink:href="Pictures/1000041A00000A2B00000272891AD958947B9B2F.svg" xlink:type="simple" xlink:show="embed" xlink:actuate="onLoad">
            <text:p/>
          </draw:image>
          <draw:image xlink:href="Pictures/10000201000000620000001801121565789C49D7.png" xlink:type="simple" xlink:show="embed" xlink:actuate="onLoad"/>
        </draw:frame>
        <draw:frame draw:style-name="gr3" draw:text-style-name="P5" draw:layer="layout" svg:width="8.6cm" svg:height="7.213cm" svg:x="0cm" svg:y="2.187cm">
          <draw:image xlink:href="Pictures/10000201000003200000029F5AAB7961F74C5A7D.png" xlink:type="simple" xlink:show="embed" xlink:actuate="onLoad">
            <text:p/>
          </draw:image>
        </draw:frame>
        <draw:frame draw:style-name="gr3" draw:text-style-name="P5" draw:layer="layout" svg:width="5.4cm" svg:height="4.944cm" svg:x="21cm" svg:y="3.2cm">
          <draw:image xlink:href="Pictures/100002010000014300000190E489AEE9F8CB1B38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5" draw:text-style-name="P15" draw:layer="layout" svg:width="22.5cm" svg:height="2.821cm" svg:x="2.1cm" svg:y="0.49cm" presentation:class="title" presentation:user-transformed="true">
          <draw:text-box>
            <text:p><text:span text:style-name="T12">対策</text:span></text:p>
          </draw:text-box>
        </draw:frame>
        <draw:frame presentation:style-name="pr7" draw:text-style-name="P1" draw:layer="layout" svg:width="22.5cm" svg:height="9.134cm" svg:x="4.5cm" svg:y="3.8cm" presentation:class="outline">
          <draw:text-box>
            <text:list text:style-name="L4">
              <text:list-item>
                <text:p><text:span text:style-name="T1">http</text:span><text:span text:style-name="T1">のウェブサイトとは通信しない</text:span></text:p>
                <text:p><text:span text:style-name="T1">　　　　　　　　</text:span><text:span text:style-name="T1">(https</text:span><text:span text:style-name="T1">で通信する</text:span><text:span text:style-name="T1">)</text:span></text:p>
              </text:list-item>
              <text:list-item>
                <text:p><text:span text:style-name="T1">信頼できる</text:span><text:span text:style-name="T1">LAN</text:span><text:span text:style-name="T1">環境で通信する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4cm" svg:y="0.6cm" presentation:class="title" presentation:user-transformed="true">
          <draw:text-box>
            <text:p><text:span text:style-name="T3">自己紹介</text:span></text:p>
          </draw:text-box>
        </draw:frame>
        <draw:frame presentation:style-name="pr4" draw:layer="layout" svg:width="25.2cm" svg:height="11.6cm" svg:x="1.4cm" svg:y="3.8cm" presentation:class="outline" presentation:user-transformed="true">
          <draw:text-box>
            <text:list text:style-name="L2">
              <text:list-header>
                <text:p><text:span text:style-name="T4">発表者 </text:span><text:span text:style-name="T4">: <text:s/></text:span><text:span text:style-name="T4">　　まさ</text:span><text:span text:style-name="T4">(@masa_ya_sama)</text:span></text:p>
                <text:p><text:span text:style-name="T1"/></text:p>
              </text:list-header>
              <text:list-item>
                <text:p><text:span text:style-name="T1">ブログで</text:span><text:span text:style-name="T1">ARP</text:span><text:span text:style-name="T1">キャッシュポイズニングツールの作り方解説（</text:span><text:span text:style-name="T1">C</text:span><text:span text:style-name="T1">言語）よかったらぜひ見てね！</text:span></text:p>
              </text:list-item>
            </text:list>
          </draw:text-box>
        </draw:frame>
        <draw:frame draw:style-name="gr29" draw:text-style-name="P5" draw:layer="layout" svg:width="2.67cm" svg:height="2.386cm" svg:x="8.13cm" svg:y="3.614cm">
          <draw:image xlink:href="Pictures/100000000000016900000169FC62C6C559C226D8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Noto Sans CJK JP Regular" style:font-size-asian="24pt" style:language-asian="ja" style:country-asian="JP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1" style:display-name="標準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塗りつぶしなし線なしオブジェクト_5f_1" style:display-name="塗りつぶしなし線なしオブジェクト_1" style:family="graphic" style:parent-style-name="標準_5f_1">
      <style:graphic-properties draw:stroke="none" draw:fill="none"/>
    </style:style>
    <style:style style:name="塗りつぶしなし線なしオブジェクト_5f_2" style:display-name="塗りつぶしなし線なしオブジェクト_2" style:family="graphic" style:parent-style-name="標準_5f_1">
      <style:graphic-properties draw:stroke="none" draw:fill="none"/>
    </style:style>
    <style:style style:name="塗りつぶしなし線なしオブジェクト_5f_3" style:display-name="塗りつぶしなし線なしオブジェクト_3" style:family="graphic" style:parent-style-name="標準_5f_1">
      <style:graphic-properties draw:stroke="none" draw:fill="none"/>
    </style:style>
    <style:style style:name="塗りつぶしなし線なしオブジェクト_5f_4" style:display-name="塗りつぶしなし線なしオブジェクト_4" style:family="graphic" style:parent-style-name="標準_5f_1">
      <style:graphic-properties draw:stroke="none" draw:fill="none"/>
    </style:style>
    <style:style style:name="塗りつぶしなし線なしオブジェクト_5f_5" style:display-name="塗りつぶしなし線なしオブジェクト_5" style:family="graphic" style:parent-style-name="標準_5f_1">
      <style:graphic-properties draw:stroke="none" draw:fill="none"/>
    </style:style>
    <style:style style:name="塗りつぶしなし線なしオブジェクト_5f_6" style:display-name="塗りつぶしなし線なしオブジェクト_6" style:family="graphic" style:parent-style-name="標準_5f_1">
      <style:graphic-properties draw:stroke="none" draw:fill="none"/>
    </style:style>
    <style:style style:name="塗りつぶしなし線なしオブジェクト_5f_7" style:display-name="塗りつぶしなし線なしオブジェクト_7" style:family="graphic" style:parent-style-name="標準_5f_1">
      <style:graphic-properties draw:stroke="none" draw:fill="none"/>
    </style:style>
    <style:style style:name="塗りつぶしなし線なしオブジェクト_5f_8" style:display-name="塗りつぶしなし線なしオブジェクト_8" style:family="graphic" style:parent-style-name="標準_5f_1">
      <style:graphic-properties draw:stroke="none" draw:fill="none"/>
    </style:style>
    <style:style style:name="塗りつぶしなし線なしオブジェクト_5f_9" style:display-name="塗りつぶしなし線なしオブジェクト_9" style:family="graphic" style:parent-style-name="標準_5f_1">
      <style:graphic-properties draw:stroke="none" draw:fill="none"/>
    </style:style>
    <style:style style:name="塗りつぶしなし線なしオブジェクト_5f_10" style:display-name="塗りつぶしなし線なしオブジェクト_10" style:family="graphic" style:parent-style-name="標準_5f_1">
      <style:graphic-properties draw:stroke="none" draw:fill="none"/>
    </style:style>
    <style:style style:name="塗りつぶしなし線なしオブジェクト_5f_11" style:display-name="塗りつぶしなし線なしオブジェクト_11" style:family="graphic" style:parent-style-name="標準_5f_1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4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標準-backgroundobjects">
      <style:graphic-properties draw:stroke="none" draw:fill="none" draw:fill-color="#ffffff" draw:auto-grow-height="false" fo:min-height="1.086cm"/>
    </style:style>
    <style:style style:name="Mpr5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6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8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9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text-properties fo:font-size="18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style:font-name="Liberation Sans1" fo:font-size="14pt"/>
    </style:style>
    <style:style style:name="MT4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9" draw:layer="backgroundobjects" svg:width="6.523cm" svg:height="1.085cm" svg:x="1.4cm" svg:y="14.348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085cm" svg:x="9.576cm" svg:y="14.348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085cm" svg:x="20.076cm" svg:y="14.348cm" presentation:class="page-number">
        <draw:text-box>
          <text:p text:style-name="MP12"><text:span text:style-name="MT2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2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番号&gt;</text:page-number></text:span></text:p>
          </draw:text-box>
        </draw:frame>
      </presentation:notes>
    </style:master-page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7" draw:text-style-name="MP2" draw:layer="backgroundobjects" svg:width="6.523cm" svg:height="1.085cm" svg:x="4.4cm" svg:y="14.347cm" presentation:class="date-time">
        <draw:text-box>
          <text:p text:style-name="MP1"><text:span text:style-name="MT3"><presentation:date-time/></text:span></text:p>
        </draw:text-box>
      </draw:frame>
      <draw:frame presentation:style-name="Mpr7" draw:text-style-name="MP7" draw:layer="backgroundobjects" svg:width="8.875cm" svg:height="1.085cm" svg:x="11.075cm" svg:y="14.347cm" presentation:class="footer">
        <draw:text-box>
          <text:p text:style-name="MP3"><text:span text:style-name="MT3"><presentation:footer/></text:span></text:p>
        </draw:text-box>
      </draw:frame>
      <draw:frame presentation:style-name="Mpr7" draw:text-style-name="MP4" draw:layer="backgroundobjects" svg:width="6.523cm" svg:height="1.085cm" svg:x="20.075cm" svg:y="14.347cm" presentation:class="page-number">
        <draw:text-box>
          <text:p text:style-name="MP3"><text:span text:style-name="MT3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itle" style:page-layout-name="PM1" draw:style-name="Mdp2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4" draw:text-style-name="MP14" draw:layer="backgroundobjects" svg:width="12.2cm" svg:height="1.504cm" svg:x="11.4cm" svg:y="13.6cm">
        <draw:text-box>
          <text:p><text:span text:style-name="MT4"><text:author-name text:fixed="false"> </text:author-name></text:span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2T23:09:25.193472811</meta:creation-date>
    <meta:editing-duration>PT8H45M58S</meta:editing-duration>
    <meta:editing-cycles>25</meta:editing-cycles>
    <meta:generator>LibreOffice/6.0.3.2$Linux_X86_64 LibreOffice_project/00m0$Build-2</meta:generator>
    <dc:title>Bright Blue</dc:title>
    <dc:date>2018-08-04T23:44:17.426792414</dc:date>
    <meta:document-statistic meta:object-count="217"/>
  </office:meta>
</office:document-meta>
</file>